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395cm"/>
    </style:style>
    <style:style style:name="Tableau1.B" style:family="table-column">
      <style:table-column-properties style:column-width="4.568cm"/>
    </style:style>
    <style:style style:name="Tableau1.C" style:family="table-column">
      <style:table-column-properties style:column-width="4.471cm"/>
    </style:style>
    <style:style style:name="Tableau1.D" style:family="table-column">
      <style:table-column-properties style:column-width="1.162cm"/>
    </style:style>
    <style:style style:name="Tableau1.E" style:family="table-column">
      <style:table-column-properties style:column-width="3.4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none" fo:border-right="none" fo:border-top="0.05pt solid #000000" fo:border-bottom="0.05pt solid #000000"/>
    </style:style>
    <style:style style:name="Tableau1.10" style:family="table-row">
      <style:table-row-properties style:min-row-height="1.508cm"/>
    </style:style>
    <style:style style:name="Tableau1.A10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able_20_Contents">
      <style:text-properties style:use-window-font-color="true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>Désignation</text:p>
          </table:table-cell>
          <table:table-cell table:style-name="Tableau1.A1" office:value-type="string">
            <text:p text:style-name="P1">Démarche à suivre</text:p>
          </table:table-cell>
          <table:table-cell table:style-name="Tableau1.A1" office:value-type="string">
            <text:p text:style-name="P1">Résultat attendu</text:p>
          </table:table-cell>
          <table:table-cell table:style-name="Tableau1.A1" office:value-type="string">
            <text:p text:style-name="P1">Oui / Non</text:p>
          </table:table-cell>
          <table:table-cell table:style-name="Tableau1.E1" office:value-type="string">
            <text:p text:style-name="P1">Remarques</text:p>
          </table:table-cell>
        </table:table-row>
        <table:table-row>
          <table:table-cell table:style-name="Tableau1.A2" table:number-rows-spanned="4" office:value-type="string">
            <text:p text:style-name="P1">Commande Dispositif DMX</text:p>
          </table:table-cell>
          <table:table-cell table:style-name="Tableau1.A2" office:value-type="string">
            <text:p text:style-name="P1">Sélectionner l'onglet :</text:p>
            <text:p text:style-name="P1">→ Fichier </text:p>
            <text:p text:style-name="P1">→ Gérer appareils</text:p>
            <text:p text:style-name="P1">dans le menu défilant sélectionner le type d’appareil à ajouter cliquer sur</text:p>
            <text:p text:style-name="P1">→ Ajoute </text:p>
            <text:p text:style-name="P1">un fenêtre s’ouvre avec des fonctionnalités de l’appareil <text:s/>prés défini <text:s/>attribuez le canal à la fonction, si une fonction n’apparais pas vous avez la possibilité pour en ajouter. </text:p>
          </table:table-cell>
          <table:table-cell table:style-name="Tableau1.A2" office:value-type="string">
            <text:p text:style-name="P1">Attribuer les canaux par report a leur fonctionnalités.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">Sur la fenêtre principale sélectionnez </text:p>
            <text:p text:style-name="P1">→Mode scènes</text:p>
            <text:p text:style-name="P1">cliquer sur une scène, la liste de tout les équipement connecter seront accessible par ongle dans le menu qui apparaîtra pour effectuer l’envoie de commande au équipements.</text:p>
          </table:table-cell>
          <table:table-cell table:style-name="Tableau1.A2" office:value-type="string">
            <text:p text:style-name="P1">l’interface doit permettre l’envoie des commandes équipements.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Possibilité de grouper des équipements ayant des fonctionnements similaire (lyre, pare, laser, … etc).</text:p>
          </table:table-cell>
          <table:table-cell table:style-name="Tableau1.A2" office:value-type="string">
            <text:p text:style-name="P1">Non</text:p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Le logiciel gère les erreurs et les exception.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6" office:value-type="string">
            <text:p text:style-name="P2"/>
          </table:table-cell>
          <table:table-cell table:style-name="Tableau1.A6" office:value-type="string">
            <text:p text:style-name="P1"/>
          </table:table-cell>
          <table:table-cell table:style-name="Tableau1.A6" office:value-type="string">
            <text:p text:style-name="P1"/>
          </table:table-cell>
          <table:table-cell table:style-name="Tableau1.A6" office:value-type="string">
            <text:p text:style-name="P1"/>
          </table:table-cell>
          <table:table-cell table:style-name="Tableau1.A6" office:value-type="string">
            <text:p text:style-name="P1"/>
          </table:table-cell>
        </table:table-row>
        <table:table-row>
          <table:table-cell table:style-name="Tableau1.A2" table:number-rows-spanned="3" office:value-type="string">
            <text:p text:style-name="P1">Gestion Scène</text:p>
          </table:table-cell>
          <table:table-cell table:style-name="Tableau1.A2" office:value-type="string">
            <text:p text:style-name="P1">Sur la fenêtre principale sélectionnez </text:p>
            <text:p text:style-name="P1">→Mode scènes</text:p>
            <text:p text:style-name="P1">cliquer sur :</text:p>
            <text:p text:style-name="P1">→ le plus verte</text:p>
            <text:p text:style-name="P1">→ nouveau scénario </text:p>
            <text:p text:style-name="P1">une fenêtre s’ouvre ou vous devez entrer le nom du scénario puis validez</text:p>
            <text:p text:style-name="P1">sélectionnez votre scénario puis cliquer sur :</text:p>
            <text:p text:style-name="P1">→ le plus verte</text:p>
            <text:p text:style-name="P1"><text:soft-page-break/>→ nouvelle scène <text:s/></text:p>
            <text:p text:style-name="P1">une fenêtre s’ouvre ou vous devez entrer le nom de la scène puis validez</text:p>
          </table:table-cell>
          <table:table-cell table:style-name="Tableau1.A2" office:value-type="string">
            <text:p text:style-name="P1">Une fois les scènes réglé avec les effet souhaité, l’ensemble des valeur des différents canaux de bus DMX s’enregistre dans un fichier XML de nom prédéfinie par le logiciel.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Les scène précédemment enregistré modifie les réglages du bus DMX de manière à restituer <text:s/>les scènes.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Lecture puis modification des réglages d’une scène suivi <text:s/>de l’enregistrement des nouveaux réglage dans un fichier.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 table:style-name="Tableau1.10">
          <table:table-cell table:style-name="Tableau1.A10" office:value-type="string">
            <text:p text:style-name="P2"/>
            <text:p text:style-name="P2"/>
          </table:table-cell>
          <table:table-cell table:style-name="Tableau1.A10" office:value-type="string">
            <text:p text:style-name="P2"/>
          </table:table-cell>
          <table:table-cell table:style-name="Tableau1.A10" office:value-type="string">
            <text:p text:style-name="P2"/>
          </table:table-cell>
          <table:table-cell table:style-name="Tableau1.A10" office:value-type="string">
            <text:p text:style-name="P2"/>
          </table:table-cell>
          <table:table-cell table:style-name="Tableau1.A10" office:value-type="string">
            <text:p text:style-name="P2"/>
          </table:table-cell>
        </table:table-row>
        <table:table-row>
          <table:table-cell table:style-name="Tableau1.A2" table:number-rows-spanned="4" office:value-type="string">
            <text:p text:style-name="P1">Créer Séquenc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Possibilité de définir les transitions (brutal, progressif) entre le passages d’une scène a l’autre. 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Les séquence précédemment <text:s/>réalisées avec les transition définis sont enregistrées dans un fichier, pour ensuite être jouer.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Observation des séquences précédemment enregistré (effet, transition, associés au réglages).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Possibilité de <text:s text:c="4"/>modifier certains effets suivi de l’enregistrement des modification de la séquence.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6" office:value-type="string">
            <text:p text:style-name="P2"/>
          </table:table-cell>
          <table:table-cell table:style-name="Tableau1.A6" office:value-type="string">
            <text:p text:style-name="P1"/>
          </table:table-cell>
          <table:table-cell table:style-name="Tableau1.A6" office:value-type="string">
            <text:p text:style-name="P1"/>
          </table:table-cell>
          <table:table-cell table:style-name="Tableau1.A6" office:value-type="string">
            <text:p text:style-name="P1"/>
          </table:table-cell>
          <table:table-cell table:style-name="Tableau1.A6" office:value-type="string">
            <text:p text:style-name="P1"/>
          </table:table-cell>
        </table:table-row>
        <table:table-row>
          <table:table-cell table:style-name="Tableau1.A2" table:number-rows-spanned="2" office:value-type="string">
            <text:p text:style-name="P1">Commander par consol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Pouvoir commander les appareils connecté en DMX via le clavier de la console adapter au système existant <text:s/>par l'intermédiaire de l’IHM.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Pouvoir commander les <text:soft-page-break/>appareils connecté en DMX via la simulation de la console.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6" office:value-type="string">
            <text:p text:style-name="P3"/>
          </table:table-cell>
          <table:table-cell table:style-name="Tableau1.A6" office:value-type="string">
            <text:p text:style-name="P1"/>
          </table:table-cell>
          <table:table-cell table:style-name="Tableau1.A6" office:value-type="string">
            <text:p text:style-name="P1"/>
          </table:table-cell>
          <table:table-cell table:style-name="Tableau1.A6" office:value-type="string">
            <text:p text:style-name="P1"/>
          </table:table-cell>
          <table:table-cell table:style-name="Tableau1.A6" office:value-type="string">
            <text:p text:style-name="P1"/>
          </table:table-cell>
        </table:table-row>
        <table:table-row>
          <table:table-cell table:style-name="Tableau1.A2" table:number-rows-spanned="2" office:value-type="string">
            <text:p text:style-name="P1">Dialoguer Réseau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Communication client - serveur de manière à commander les différents équipements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covered-table-cell/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Réception des commande DMX,puis les <text:s/>réorienter vers le <text:s/>bus DMX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gely </meta:initial-creator>
    <meta:creation-date>2013-02-13T15:08:48</meta:creation-date>
    <dc:date>2013-02-15T14:00:05</dc:date>
    <meta:editing-duration>PT12H39M29S</meta:editing-duration>
    <meta:editing-cycles>25</meta:editing-cycles>
    <meta:generator>LibreOffice/3.4$Unix LibreOffice_project/340m1$Build-203</meta:generator>
    <meta:document-statistic meta:table-count="1" meta:image-count="0" meta:object-count="0" meta:page-count="3" meta:paragraph-count="45" meta:word-count="372" meta:character-count="2441" meta:non-whitespace-character-count="2093"/>
  </office:meta>
</office:document-meta>
</file>